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Courier New" svg:font-family="'Courier New'" style:font-pitch="variable"/>
    <style:font-face style:name="Verdana" svg:font-family="Verdana" style:font-pitch="variable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Verdana"/>
    </style:style>
    <style:style style:name="P4" style:family="paragraph" style:parent-style-name="Standard">
      <style:paragraph-properties fo:text-align="center" style:justify-single-word="false"/>
      <style:text-properties style:font-name="Verdana" fo:font-size="14pt" fo:font-weight="bold" style:font-size-asian="14pt" style:font-weight-asian="bold" style:font-size-complex="14pt"/>
    </style:style>
    <style:style style:name="P5" style:family="paragraph" style:parent-style-name="Standard">
      <style:text-properties style:font-name="Verdana" fo:font-size="10pt" style:font-size-asian="10pt" style:font-size-complex="10pt"/>
    </style:style>
    <style:style style:name="P6" style:family="paragraph" style:parent-style-name="Standard">
      <style:text-properties style:font-name="Verdana" fo:font-size="10pt" fo:font-style="italic" style:font-size-asian="10pt" style:font-style-asian="italic" style:font-size-complex="10pt"/>
    </style:style>
    <style:style style:name="P7" style:family="paragraph" style:parent-style-name="Standard">
      <style:text-properties style:font-name="Verdana" fo:font-size="11pt" style:font-size-asian="11pt" style:font-name-complex="Arial"/>
    </style:style>
    <style:style style:name="P8" style:family="paragraph" style:parent-style-name="Standard" style:list-style-name="WW8Num1">
      <style:text-properties style:font-name="Verdana" fo:font-size="11pt" style:font-size-asian="11pt" style:font-name-complex="Arial"/>
    </style:style>
    <style:style style:name="P9" style:family="paragraph" style:parent-style-name="Standard">
      <style:paragraph-properties fo:text-align="center" style:justify-single-word="false" style:text-autospace="none"/>
      <style:text-properties fo:color="#292526" style:font-name="Helvetica" fo:font-size="9pt" style:font-size-asian="9pt" style:font-name-complex="Helvetica" style:font-size-complex="9pt"/>
    </style:style>
    <style:style style:name="P10" style:family="paragraph" style:parent-style-name="Standard" style:list-style-name="WW8Num1"/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 style:master-page-name="Standard">
      <style:paragraph-properties style:page-number="auto"/>
      <style:text-properties fo:font-style="italic" style:font-style-asian="italic"/>
    </style:style>
    <style:style style:name="T1" style:family="text">
      <style:text-properties fo:font-style="italic" style:font-style-asian="italic"/>
    </style:style>
    <style:style style:name="T2" style:family="text">
      <style:text-properties style:font-name="Verdana"/>
    </style:style>
    <style:style style:name="T3" style:family="text">
      <style:text-properties style:font-name="Verdana" fo:font-size="14pt" style:font-size-asian="14pt" style:font-size-complex="14pt"/>
    </style:style>
    <style:style style:name="T4" style:family="text">
      <style:text-properties style:font-name="Verdana" fo:font-size="10pt" fo:font-style="italic" style:font-size-asian="10pt" style:font-style-asian="italic" style:font-size-complex="10pt"/>
    </style:style>
    <style:style style:name="T5" style:family="text">
      <style:text-properties style:font-name="Verdana" fo:font-size="11pt" style:font-size-asian="11pt" style:font-name-complex="Arial"/>
    </style:style>
    <style:style style:name="T6" style:family="text">
      <style:text-properties style:font-name="Verdana" fo:font-size="11pt" style:font-size-asian="11pt" style:font-size-complex="11pt"/>
    </style:style>
    <style:style style:name="T7" style:family="text">
      <style:text-properties style:font-name="Verdana" fo:font-size="11pt" style:text-underline-style="solid" style:text-underline-width="auto" style:text-underline-color="font-color" style:font-size-asian="11pt" style:font-name-complex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Modèle de rapport financier</text:p>
      <text:p text:style-name="P1"/>
      <text:p text:style-name="Standard"><text:span text:style-name="T1">Le rapport financier étant destiné à une diffusion auprès des adhérents et des partenaires, on privilégiera une présentation formelle.</text:span></text:p>
      <text:p text:style-name="P4"/>
      <text:p text:style-name="P9">Association : .....................................................................................................................................</text:p>
      <text:p text:style-name="P9">Adresse ............................................................................................................................................</text:p>
      <text:p text:style-name="P9">Tél. : .................................................................................................................................................</text:p>
      <text:p text:style-name="P4"/>
      <text:p text:style-name="P2"><text:span text:style-name="T3">Rapport financier –Exercice 200…</text:span></text:p>
      <text:p text:style-name="P5"/>
      <text:p text:style-name="Standard"><text:span text:style-name="T4">On se reportera utilement à nos développements à propos de la transparence du fonctionnement et de l’utilité du rapport financier en assemblée générale.</text:span></text:p>
      <text:p text:style-name="P5"/>
      <text:p text:style-name="P6">Nous proposons un plan type qui devra être soigneusement adapté à la situation de chaque association, en privilégiant la dimension pédagogique de l’exercice.</text:p>
      <text:p text:style-name="P7"/>
      <text:list text:style-name="WW8Num1">
        <text:list-item>
          <text:p text:style-name="P10"><text:span text:style-name="T5">On abordera les </text:span><text:span text:style-name="T7">évolutions et la situation des grands équilibres financiers</text:span><text:span text:style-name="T5"> de l’association :</text:span></text:p>
          <text:list>
            <text:list-item>
              <text:p text:style-name="P8">Les grandes masses du compte de résultat et du bilan seront communiquées ;</text:p>
            </text:list-item>
            <text:list-item>
              <text:p text:style-name="P10"><text:span text:style-name="T5">Les adhérents doivent être sensibilisés à certains aspects incontournables de la gestion associative : </text:span><text:span text:style-name="T6">structure des recettes et des dépenses, origine des fonds collectés dans le cadre des activités</text:span><text:span text:style-name="T5"> ou la contribution aux frais fixes par exemple. La situation de trésorerie doit être évoquée clairement.</text:span></text:p>
            </text:list-item>
          </text:list>
        </text:list-item>
      </text:list>
      <text:p text:style-name="P7"/>
      <text:list text:style-name="WW8Num1">
        <text:list-item>
          <text:p text:style-name="P10"><text:span text:style-name="T5">On mettra en valeur les </text:span><text:span text:style-name="T7">éléments significatifs de l'activité de l'exercice</text:span><text:span text:style-name="T5"> au travers de clignotants de gestion. La mise en perspective avec les exercices précédents permet de dégager les enjeux stratégiques : </text:span></text:p>
          <text:list>
            <text:list-item>
              <text:p text:style-name="P8">dynamique du bénévolat, </text:p>
            </text:list-item>
            <text:list-item>
              <text:p text:style-name="P8">indépendance financière, </text:p>
            </text:list-item>
            <text:list-item>
              <text:p text:style-name="P8">montant et au nombre des cotisations, </text:p>
            </text:list-item>
            <text:list-item>
              <text:p text:style-name="P8">montant des participations des activités proposées, </text:p>
            </text:list-item>
            <text:list-item>
              <text:p text:style-name="P8">poids des subventions, </text:p>
            </text:list-item>
            <text:list-item>
              <text:p text:style-name="P8">frais de structure nécessaire au fonctionnement de l'association.</text:p>
            </text:list-item>
          </text:list>
        </text:list-item>
      </text:list>
      <text:p text:style-name="P3"/>
      <text:list text:style-name="WW8Num1">
        <text:list-item>
          <text:p text:style-name="P10"><text:span text:style-name="T7">On analysera qualitativement</text:span><text:span text:style-name="T5"> la situation financière :</text:span></text:p>
          <text:list>
            <text:list-item>
              <text:p text:style-name="P8">Indiquer le degré de dépendance/indépendance financière par rapport à l'extérieur, la diversité sociale des bénéficiaires des activités, le poids financier du travail bénévole ;</text:p>
            </text:list-item>
            <text:list-item>
              <text:p text:style-name="P10"><text:span text:style-name="T5">Rapporter les faits marquants, en donnant les éléments de contexte qui permettent de comprendre un tel événement et son impact sur la situation financière de l’association ;</text:span></text:p>
            </text:list-item>
            <text:list-item>
              <text:p text:style-name="P10"><text:span text:style-name="T5">Indiquer les contrats conclus au cours de l’exercice qui influencent durablement la situation financière (locations, contrat de travail, engagement d’un</text:span><text:span text:style-name="T6"> prestataire de service sur le moyen terme, endettement bancaire, etc.).</text:span></text:p>
            </text:list-item>
          </text:list>
        </text:list-item>
      </text:list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Courier New" svg:font-family="'Courier New'" style:font-pitch="variable"/>
    <style:font-face style:name="Verdana" svg:font-family="Verdana" style:font-pitch="variable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text-indent="0cm" style:auto-text-indent="false"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23cm" fo:margin-bottom="0.106cm" fo:text-indent="0cm" style:auto-text-indent="false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423cm" fo:margin-bottom="0.106cm" fo:text-indent="0cm" style:auto-text-indent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cm" fo:margin-right="0cm" fo:margin-top="0.423cm" fo:margin-bottom="0.106cm" fo:text-indent="0cm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margin-top="0.423cm" fo:margin-bottom="0.106cm" fo:text-indent="0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margin-top="0.423cm" fo:margin-bottom="0.106cm" fo:text-indent="0cm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cm" fo:margin-right="0cm" fo:margin-top="0.423cm" fo:margin-bottom="0.106cm" fo:text-indent="0cm" style:auto-text-indent="false"/>
      <style:text-properties style:font-name="Arial" fo:font-size="11pt" style:font-size-asian="11pt" style:font-name-complex="Arial" style:font-size-complex="11pt"/>
    </style:style>
    <style:style style:name="Normal_20__28_Web_29_" style:display-name="Normal (Web)" style:family="paragraph" style:parent-style-name="Standard">
      <style:paragraph-properties fo:margin-left="0.397cm" fo:margin-right="0cm" fo:margin-top="0.494cm" fo:margin-bottom="0.494cm" fo:text-indent="0cm" style:auto-text-indent="false"/>
    </style:style>
    <style:style style:name="WW8Num1z0" style:family="text">
      <style:text-properties style:font-name="Symbol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bullet text:level="1" text:style-name="WW8Num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title>•</dc:title>
    <meta:initial-creator>SR+LS</meta:initial-creator>
    <meta:creation-date>2005-07-17T22:04:00</meta:creation-date>
    <dc:creator>Van Egroo, Dominique</dc:creator>
    <dc:date>2005-07-25T13:17:00</dc:date>
    <meta:editing-cycles>3</meta:editing-cycles>
    <meta:editing-duration>PT5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2" meta:word-count="290" meta:character-count="2485"/>
  </office:meta>
</office:document-meta>
</file>